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" style:name="ta1" style:master-page-name="mp1">
      <style:table-properties style:writing-mode="lr-tb" table:display="true"/>
    </style: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>
      <style:table-cell-properties style:vertical-align="automatic" style:repeat-content="false" style:text-align-source="fix"/>
      <style:paragraph-properties fo:margin-left="0pt" fo:text-align="start"/>
    </style:style>
    <style:style style:data-style-name="N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none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6"/>
    <style:style style:data-style-name="N0" style:family="table-cell" style:parent-style-name="TL_20_ColHeader" style:name="ce7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8">
      <style:table-cell-properties fo:border-left="none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9">
      <style:table-cell-properties fo:border-left="none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10">
      <style:table-cell-properties fo:border-left="none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1">
      <style:table-cell-properties fo:border-left="0.06pt solid #000000" style:text-align-source="fix" fo:border-top="0.06pt solid #000000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2">
      <style:table-cell-properties fo:border-left="0.06pt solid #000000" style:text-align-source="fix" fo:border-top="none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3">
      <style:table-cell-properties fo:border-left="0.06pt solid #000000" style:text-align-source="fix" fo:border-top="none" style:repeat-content="false" fo:background-color="#c8c8a9" fo:border-right="0.06pt solid #000000" fo:border-bottom="0.06pt solid #000000" style:print-content="true" style:cell-protect="protected" style:vertical-align="automatic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020"/>
        <table:table-column table:style-name="co5" table:default-cell-style-name="ce6"/>
        <table:table-row table:style-name="ro1">
          <table:table-cell ns42:value-type="string" table:style-name="ce1" office:value-type="string">
            <text:p>Gemeente</text:p>
          </table:table-cell>
          <table:table-cell ns42:value-type="string" table:style-name="ce7" office:value-type="string">
            <text:p>Geslacht</text:p>
          </table:table-cell>
          <table:table-cell ns42:value-type="string" table:style-name="ce7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ns42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3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17" office:value-type="float">
            <text:p>55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88" office:value-type="float">
            <text:p>109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75" office:value-type="float">
            <text:p>9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59" office:value-type="float">
            <text:p>46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1" office:value-type="float">
            <text:p>1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55" office:value-type="float">
            <text:p>2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63" office:value-type="float">
            <text:p>3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63" office:value-type="float">
            <text:p>13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06" office:value-type="float">
            <text:p>26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43" office:value-type="float">
            <text:p>8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59" office:value-type="float">
            <text:p>69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77" office:value-type="float">
            <text:p>71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338" office:value-type="float">
            <text:p>443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590" office:value-type="float">
            <text:p>30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854" office:value-type="float">
            <text:p>388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824" office:value-type="float">
            <text:p>30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03" office:value-type="float">
            <text:p>32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44" office:value-type="float">
            <text:p>2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4" office:value-type="float">
            <text:p>1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59" office:value-type="float">
            <text:p>3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974" office:value-type="float">
            <text:p>489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4" office:value-type="float">
            <text:p>21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614" office:value-type="float">
            <text:p>33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3521" office:value-type="float">
            <text:p>3435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64" office:value-type="float">
            <text:p>30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9" office:value-type="float">
            <text:p>22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4" office:value-type="float">
            <text:p>3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79" office:value-type="float">
            <text:p>63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287" office:value-type="float">
            <text:p>72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78" office:value-type="float">
            <text:p>60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43" office:value-type="float">
            <text:p>4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86" office:value-type="float">
            <text:p>2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422" office:value-type="float">
            <text:p>634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195" office:value-type="float">
            <text:p>241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96" office:value-type="float">
            <text:p>77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95" office:value-type="float">
            <text:p>73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20" office:value-type="float">
            <text:p>6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29" office:value-type="float">
            <text:p>30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33" office:value-type="float">
            <text:p>11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2" office:value-type="float">
            <text:p>12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67" office:value-type="float">
            <text:p>3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66" office:value-type="float">
            <text:p>100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42" office:value-type="float">
            <text:p>215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25" office:value-type="float">
            <text:p>2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54" office:value-type="float">
            <text:p>51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9" office:value-type="float">
            <text:p>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35" office:value-type="float">
            <text:p>83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13" office:value-type="float">
            <text:p>47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55" office:value-type="float">
            <text:p>3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9" office:value-type="float">
            <text:p>16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46" office:value-type="float">
            <text:p>3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55" office:value-type="float">
            <text:p>6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51" office:value-type="float">
            <text:p>7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71" office:value-type="float">
            <text:p>2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50" office:value-type="float">
            <text:p>4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50" office:value-type="float">
            <text:p>8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91" office:value-type="float">
            <text:p>2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6" office:value-type="float">
            <text:p>18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52" office:value-type="float">
            <text:p>4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19" office:value-type="float">
            <text:p>66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93" office:value-type="float">
            <text:p>6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40" office:value-type="float">
            <text:p>22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65" office:value-type="float">
            <text:p>52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67" office:value-type="float">
            <text:p>8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17" office:value-type="float">
            <text:p>2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79" office:value-type="float">
            <text:p>3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27" office:value-type="float">
            <text:p>7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90" office:value-type="float">
            <text:p>5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47" office:value-type="float">
            <text:p>4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14" office:value-type="float">
            <text:p>63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55" office:value-type="float">
            <text:p>112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70" office:value-type="float">
            <text:p>113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274" office:value-type="float">
            <text:p>172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35" office:value-type="float">
            <text:p>5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40" office:value-type="float">
            <text:p>15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76" office:value-type="float">
            <text:p>93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34" office:value-type="float">
            <text:p>51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46" office:value-type="float">
            <text:p>50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90" office:value-type="float">
            <text:p>46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09" office:value-type="float">
            <text:p>8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10" office:value-type="float">
            <text:p>89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76" office:value-type="float">
            <text:p>92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38" office:value-type="float">
            <text:p>45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58" office:value-type="float">
            <text:p>34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6" office:value-type="float">
            <text:p>47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23" office:value-type="float">
            <text:p>51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55" office:value-type="float">
            <text:p>6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76" office:value-type="float">
            <text:p>70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90" office:value-type="float">
            <text:p>108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62" office:value-type="float">
            <text:p>10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81" office:value-type="float">
            <text:p>7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64" office:value-type="float">
            <text:p>7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14" office:value-type="float">
            <text:p>12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44" office:value-type="float">
            <text:p>3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291" office:value-type="float">
            <text:p>60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57" office:value-type="float">
            <text:p>6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50" office:value-type="float">
            <text:p>6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86" office:value-type="float">
            <text:p>7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67" office:value-type="float">
            <text:p>1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8" office:value-type="float">
            <text:p>9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46" office:value-type="float">
            <text:p>1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4" office:value-type="float">
            <text:p>1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25" office:value-type="float">
            <text:p>104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83" office:value-type="float">
            <text:p>14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55" office:value-type="float">
            <text:p>6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15" office:value-type="float">
            <text:p>70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41" office:value-type="float">
            <text:p>94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55" office:value-type="float">
            <text:p>49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61" office:value-type="float">
            <text:p>145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208" office:value-type="float">
            <text:p>28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18" office:value-type="float">
            <text:p>10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17" office:value-type="float">
            <text:p>18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55" office:value-type="float">
            <text:p>7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9" office:value-type="float">
            <text:p>12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38" office:value-type="float">
            <text:p>6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59" office:value-type="float">
            <text:p>88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63" office:value-type="float">
            <text:p>108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27" office:value-type="float">
            <text:p>28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79" office:value-type="float">
            <text:p>7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89" office:value-type="float">
            <text:p>96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486" office:value-type="float">
            <text:p>46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13" office:value-type="float">
            <text:p>15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67" office:value-type="float">
            <text:p>6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14" office:value-type="float">
            <text:p>151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622" office:value-type="float">
            <text:p>326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09" office:value-type="float">
            <text:p>82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36" office:value-type="float">
            <text:p>9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66" office:value-type="float">
            <text:p>1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94" office:value-type="float">
            <text:p>50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93" office:value-type="float">
            <text:p>20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01" office:value-type="float">
            <text:p>1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39" office:value-type="float">
            <text:p>27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96" office:value-type="float">
            <text:p>40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93" office:value-type="float">
            <text:p>3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0" office:value-type="float">
            <text:p>2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53" office:value-type="float">
            <text:p>5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736" office:value-type="float">
            <text:p>207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69" office:value-type="float">
            <text:p>19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26" office:value-type="float">
            <text:p>106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93" office:value-type="float">
            <text:p>121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35" office:value-type="float">
            <text:p>48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000" office:value-type="float">
            <text:p>54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03" office:value-type="float">
            <text:p>44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11" office:value-type="float">
            <text:p>88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37" office:value-type="float">
            <text:p>13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40" office:value-type="float">
            <text:p>9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22" office:value-type="float">
            <text:p>73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02" office:value-type="float">
            <text:p>2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44" office:value-type="float">
            <text:p>7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7" office:value-type="float">
            <text:p>21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08" office:value-type="float">
            <text:p>31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5" office:value-type="float">
            <text:p>18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21" office:value-type="float">
            <text:p>8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18" office:value-type="float">
            <text:p>33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46" office:value-type="float">
            <text:p>12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462" office:value-type="float">
            <text:p>464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00" office:value-type="float">
            <text:p>5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24" office:value-type="float">
            <text:p>3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63" office:value-type="float">
            <text:p>63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83" office:value-type="float">
            <text:p>5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26" office:value-type="float">
            <text:p>8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36" office:value-type="float">
            <text:p>5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699" office:value-type="float">
            <text:p>96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45" office:value-type="float">
            <text:p>10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36" office:value-type="float">
            <text:p>89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113" office:value-type="float">
            <text:p>461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29" office:value-type="float">
            <text:p>7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802" office:value-type="float">
            <text:p>73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45" office:value-type="float">
            <text:p>16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74" office:value-type="float">
            <text:p>12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9" office:value-type="float">
            <text:p>32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5" office:value-type="float">
            <text:p>9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63" office:value-type="float">
            <text:p>16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87" office:value-type="float">
            <text:p>45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13" office:value-type="float">
            <text:p>31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32" office:value-type="float">
            <text:p>102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78" office:value-type="float">
            <text:p>4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03" office:value-type="float">
            <text:p>2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5" office:value-type="float">
            <text:p>3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14" office:value-type="float">
            <text:p>25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92" office:value-type="float">
            <text:p>110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99" office:value-type="float">
            <text:p>12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32" office:value-type="float">
            <text:p>165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11" office:value-type="float">
            <text:p>9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88" office:value-type="float">
            <text:p>10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5" office:value-type="float">
            <text:p>34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6" office:value-type="float">
            <text:p>39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03" office:value-type="float">
            <text:p>84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01" office:value-type="float">
            <text:p>72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27" office:value-type="float">
            <text:p>2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75" office:value-type="float">
            <text:p>11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73" office:value-type="float">
            <text:p>5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66" office:value-type="float">
            <text:p>155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33" office:value-type="float">
            <text:p>9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28" office:value-type="float">
            <text:p>5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99" office:value-type="float">
            <text:p>139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76" office:value-type="float">
            <text:p>64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237" office:value-type="float">
            <text:p>32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83" office:value-type="float">
            <text:p>4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4" office:value-type="float">
            <text:p>2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51" office:value-type="float">
            <text:p>30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3" office:value-type="float">
            <text:p>14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46" office:value-type="float">
            <text:p>53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71" office:value-type="float">
            <text:p>4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96" office:value-type="float">
            <text:p>42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4466" office:value-type="float">
            <text:p>214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1" office:value-type="float">
            <text:p>1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65" office:value-type="float">
            <text:p>92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75" office:value-type="float">
            <text:p>44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92" office:value-type="float">
            <text:p>89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949" office:value-type="float">
            <text:p>81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99" office:value-type="float">
            <text:p>5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10" office:value-type="float">
            <text:p>3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6" office:value-type="float">
            <text:p>36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02" office:value-type="float">
            <text:p>117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85" office:value-type="float">
            <text:p>26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709" office:value-type="float">
            <text:p>717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50" office:value-type="float">
            <text:p>25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130" office:value-type="float">
            <text:p>491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11" office:value-type="float">
            <text:p>30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95" office:value-type="float">
            <text:p>63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40" office:value-type="float">
            <text:p>7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9" office:value-type="float">
            <text:p>1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28" office:value-type="float">
            <text:p>16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79" office:value-type="float">
            <text:p>175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68" office:value-type="float">
            <text:p>83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16" office:value-type="float">
            <text:p>8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48" office:value-type="float">
            <text:p>7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28" office:value-type="float">
            <text:p>7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88" office:value-type="float">
            <text:p>3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18" office:value-type="float">
            <text:p>3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86" office:value-type="float">
            <text:p>56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1" office:value-type="float">
            <text:p>2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30" office:value-type="float">
            <text:p>5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2" office:value-type="float">
            <text:p>20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8" office:value-type="float">
            <text:p>2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834" office:value-type="float">
            <text:p>168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27" office:value-type="float">
            <text:p>12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05" office:value-type="float">
            <text:p>90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10" office:value-type="float">
            <text:p>187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9" office:value-type="float">
            <text:p>5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156" office:value-type="float">
            <text:p>18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07" office:value-type="float">
            <text:p>17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023" office:value-type="float">
            <text:p>460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37" office:value-type="float">
            <text:p>59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58" office:value-type="float">
            <text:p>4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4" office:value-type="float">
            <text:p>4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94" office:value-type="float">
            <text:p>8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92" office:value-type="float">
            <text:p>10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71" office:value-type="float">
            <text:p>3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81" office:value-type="float">
            <text:p>92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962" office:value-type="float">
            <text:p>309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90" office:value-type="float">
            <text:p>17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692" office:value-type="float">
            <text:p>17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95" office:value-type="float">
            <text:p>34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66" office:value-type="float">
            <text:p>2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56" office:value-type="float">
            <text:p>97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13" office:value-type="float">
            <text:p>4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665" office:value-type="float">
            <text:p>376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7" office:value-type="float">
            <text:p>1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706" office:value-type="float">
            <text:p>44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85" office:value-type="float">
            <text:p>4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38" office:value-type="float">
            <text:p>6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53" office:value-type="float">
            <text:p>2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48" office:value-type="float">
            <text:p>3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43" office:value-type="float">
            <text:p>98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90" office:value-type="float">
            <text:p>4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26" office:value-type="float">
            <text:p>40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87" office:value-type="float">
            <text:p>4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13" office:value-type="float">
            <text:p>4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34" office:value-type="float">
            <text:p>43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67" office:value-type="float">
            <text:p>3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77" office:value-type="float">
            <text:p>2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18" office:value-type="float">
            <text:p>30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46" office:value-type="float">
            <text:p>4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24" office:value-type="float">
            <text:p>22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954" office:value-type="float">
            <text:p>16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657" office:value-type="float">
            <text:p>28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0" office:value-type="float">
            <text:p>18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36" office:value-type="float">
            <text:p>91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17" office:value-type="float">
            <text:p>134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2" office:value-type="float">
            <text:p>10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98" office:value-type="float">
            <text:p>76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540" office:value-type="float">
            <text:p>20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53" office:value-type="float">
            <text:p>91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0" office:value-type="float">
            <text:p>2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71" office:value-type="float">
            <text:p>2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03" office:value-type="float">
            <text:p>27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40" office:value-type="float">
            <text:p>6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63" office:value-type="float">
            <text:p>103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3" office:value-type="float">
            <text:p>1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6" office:value-type="float">
            <text:p>4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65" office:value-type="float">
            <text:p>159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5" office:value-type="float">
            <text:p>5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807" office:value-type="float">
            <text:p>19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" office:value-type="float">
            <text:p>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214" office:value-type="float">
            <text:p>262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38" office:value-type="float">
            <text:p>31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1" office:value-type="float">
            <text:p>2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78" office:value-type="float">
            <text:p>48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04" office:value-type="float">
            <text:p>3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60" office:value-type="float">
            <text:p>63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74" office:value-type="float">
            <text:p>50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0" office:value-type="float">
            <text:p>17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86" office:value-type="float">
            <text:p>2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93" office:value-type="float">
            <text:p>13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967" office:value-type="float">
            <text:p>19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18" office:value-type="float">
            <text:p>4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2" office:value-type="float">
            <text:p>10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12" office:value-type="float">
            <text:p>107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97" office:value-type="float">
            <text:p>5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21" office:value-type="float">
            <text:p>8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10" office:value-type="float">
            <text:p>21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92" office:value-type="float">
            <text:p>9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87" office:value-type="float">
            <text:p>3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16" office:value-type="float">
            <text:p>41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71" office:value-type="float">
            <text:p>47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042" office:value-type="float">
            <text:p>54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49" office:value-type="float">
            <text:p>110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54" office:value-type="float">
            <text:p>162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5" office:value-type="float">
            <text:p>2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752" office:value-type="float">
            <text:p>287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91" office:value-type="float">
            <text:p>5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83" office:value-type="float">
            <text:p>13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75" office:value-type="float">
            <text:p>92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69" office:value-type="float">
            <text:p>22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1" office:value-type="float">
            <text:p>3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7" office:value-type="float">
            <text:p>5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51" office:value-type="float">
            <text:p>3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27" office:value-type="float">
            <text:p>47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32" office:value-type="float">
            <text:p>28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55" office:value-type="float">
            <text:p>5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55" office:value-type="float">
            <text:p>19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84" office:value-type="float">
            <text:p>10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57" office:value-type="float">
            <text:p>31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07" office:value-type="float">
            <text:p>51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62" office:value-type="float">
            <text:p>90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76" office:value-type="float">
            <text:p>40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82" office:value-type="float">
            <text:p>110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57" office:value-type="float">
            <text:p>41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37" office:value-type="float">
            <text:p>64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84" office:value-type="float">
            <text:p>5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49" office:value-type="float">
            <text:p>113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0" office:value-type="float">
            <text:p>1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28" office:value-type="float">
            <text:p>4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08" office:value-type="float">
            <text:p>28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28" office:value-type="float">
            <text:p>19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67" office:value-type="float">
            <text:p>4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93" office:value-type="float">
            <text:p>40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95" office:value-type="float">
            <text:p>6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69" office:value-type="float">
            <text:p>44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68" office:value-type="float">
            <text:p>31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13" office:value-type="float">
            <text:p>165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252" office:value-type="float">
            <text:p>562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23" office:value-type="float">
            <text:p>60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54" office:value-type="float">
            <text:p>6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95" office:value-type="float">
            <text:p>18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43" office:value-type="float">
            <text:p>35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0" office:value-type="float">
            <text:p>1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84" office:value-type="float">
            <text:p>4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5" office:value-type="float">
            <text:p>2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3" office:value-type="float">
            <text:p>34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89" office:value-type="float">
            <text:p>36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37" office:value-type="float">
            <text:p>10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1" office:value-type="float">
            <text:p>1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50" office:value-type="float">
            <text:p>2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52" office:value-type="float">
            <text:p>38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27" office:value-type="float">
            <text:p>67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68" office:value-type="float">
            <text:p>11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118" office:value-type="float">
            <text:p>19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64" office:value-type="float">
            <text:p>7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3" office:value-type="float">
            <text:p>1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89" office:value-type="float">
            <text:p>50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50" office:value-type="float">
            <text:p>5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43" office:value-type="float">
            <text:p>2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02" office:value-type="float">
            <text:p>29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3" office:value-type="float">
            <text:p>16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17" office:value-type="float">
            <text:p>52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81" office:value-type="float">
            <text:p>9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51" office:value-type="float">
            <text:p>6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5" office:value-type="float">
            <text:p>1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81" office:value-type="float">
            <text:p>3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16" office:value-type="float">
            <text:p>3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93" office:value-type="float">
            <text:p>33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63" office:value-type="float">
            <text:p>140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78" office:value-type="float">
            <text:p>7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75" office:value-type="float">
            <text:p>2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87" office:value-type="float">
            <text:p>7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41" office:value-type="float">
            <text:p>78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95" office:value-type="float">
            <text:p>54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43" office:value-type="float">
            <text:p>1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32" office:value-type="float">
            <text:p>5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21" office:value-type="float">
            <text:p>51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143" office:value-type="float">
            <text:p>29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81" office:value-type="float">
            <text:p>9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06" office:value-type="float">
            <text:p>5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66" office:value-type="float">
            <text:p>5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12" office:value-type="float">
            <text:p>4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19" office:value-type="float">
            <text:p>41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4" office:value-type="float">
            <text:p>18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8" office:value-type="float">
            <text:p>11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13" office:value-type="float">
            <text:p>5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5" office:value-type="float">
            <text:p>1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45" office:value-type="float">
            <text:p>12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715" office:value-type="float">
            <text:p>697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70" office:value-type="float">
            <text:p>36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19" office:value-type="float">
            <text:p>49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329" office:value-type="float">
            <text:p>19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55" office:value-type="float">
            <text:p>12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02" office:value-type="float">
            <text:p>77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40" office:value-type="float">
            <text:p>37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70" office:value-type="float">
            <text:p>35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77" office:value-type="float">
            <text:p>107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21" office:value-type="float">
            <text:p>22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55" office:value-type="float">
            <text:p>12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22" office:value-type="float">
            <text:p>8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90" office:value-type="float">
            <text:p>30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73" office:value-type="float">
            <text:p>62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0" office:value-type="float">
            <text:p>1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45" office:value-type="float">
            <text:p>8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8" office:value-type="float">
            <text:p>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96" office:value-type="float">
            <text:p>56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72" office:value-type="float">
            <text:p>92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67" office:value-type="float">
            <text:p>10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02" office:value-type="float">
            <text:p>14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91" office:value-type="float">
            <text:p>4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86" office:value-type="float">
            <text:p>9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1" office:value-type="float">
            <text:p>4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89" office:value-type="float">
            <text:p>2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49" office:value-type="float">
            <text:p>88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12" office:value-type="float">
            <text:p>61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12" office:value-type="float">
            <text:p>2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271" office:value-type="float">
            <text:p>24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0" office:value-type="float">
            <text:p>47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84" office:value-type="float">
            <text:p>12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37" office:value-type="float">
            <text:p>37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99" office:value-type="float">
            <text:p>20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23" office:value-type="float">
            <text:p>37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01" office:value-type="float">
            <text:p>51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52" office:value-type="float">
            <text:p>13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608" office:value-type="float">
            <text:p>25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22" office:value-type="float">
            <text:p>2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75" office:value-type="float">
            <text:p>4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20" office:value-type="float">
            <text:p>102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73" office:value-type="float">
            <text:p>6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74" office:value-type="float">
            <text:p>5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47" office:value-type="float">
            <text:p>4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71" office:value-type="float">
            <text:p>4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31" office:value-type="float">
            <text:p>137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51" office:value-type="float">
            <text:p>2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65" office:value-type="float">
            <text:p>64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40" office:value-type="float">
            <text:p>9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46" office:value-type="float">
            <text:p>21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25" office:value-type="float">
            <text:p>51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78" office:value-type="float">
            <text:p>29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34" office:value-type="float">
            <text:p>18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41" office:value-type="float">
            <text:p>10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38" office:value-type="float">
            <text:p>13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99" office:value-type="float">
            <text:p>6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19" office:value-type="float">
            <text:p>41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08" office:value-type="float">
            <text:p>64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02" office:value-type="float">
            <text:p>9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48" office:value-type="float">
            <text:p>15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6" office:value-type="float">
            <text:p>1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86" office:value-type="float">
            <text:p>4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858" office:value-type="float">
            <text:p>21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80" office:value-type="float">
            <text:p>8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858" office:value-type="float">
            <text:p>22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3" office:value-type="float">
            <text:p>11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8" office:value-type="float">
            <text:p>6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27" office:value-type="float">
            <text:p>67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94" office:value-type="float">
            <text:p>5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12" office:value-type="float">
            <text:p>29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92" office:value-type="float">
            <text:p>120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93" office:value-type="float">
            <text:p>223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44" office:value-type="float">
            <text:p>92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983" office:value-type="float">
            <text:p>189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62" office:value-type="float">
            <text:p>2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53" office:value-type="float">
            <text:p>31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22" office:value-type="float">
            <text:p>16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78" office:value-type="float">
            <text:p>29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35" office:value-type="float">
            <text:p>135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8" office:value-type="float">
            <text:p>15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3157" office:value-type="float">
            <text:p>2831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91" office:value-type="float">
            <text:p>71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5" office:value-type="float">
            <text:p>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36" office:value-type="float">
            <text:p>109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77" office:value-type="float">
            <text:p>3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1" office:value-type="float">
            <text:p>17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32" office:value-type="float">
            <text:p>3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52" office:value-type="float">
            <text:p>4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10" office:value-type="float">
            <text:p>71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66" office:value-type="float">
            <text:p>8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83" office:value-type="float">
            <text:p>3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98" office:value-type="float">
            <text:p>67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90" office:value-type="float">
            <text:p>2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83" office:value-type="float">
            <text:p>43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255" office:value-type="float">
            <text:p>342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2" office:value-type="float">
            <text:p>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08" office:value-type="float">
            <text:p>108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98" office:value-type="float">
            <text:p>68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22" office:value-type="float">
            <text:p>43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72" office:value-type="float">
            <text:p>39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82" office:value-type="float">
            <text:p>5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54" office:value-type="float">
            <text:p>33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54" office:value-type="float">
            <text:p>3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50" office:value-type="float">
            <text:p>5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9" office:value-type="float">
            <text:p>17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5" office:value-type="float">
            <text:p>1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09" office:value-type="float">
            <text:p>62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00" office:value-type="float">
            <text:p>84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656" office:value-type="float">
            <text:p>226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64" office:value-type="float">
            <text:p>12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35" office:value-type="float">
            <text:p>43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39" office:value-type="float">
            <text:p>113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51" office:value-type="float">
            <text:p>7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8" office:value-type="float">
            <text:p>1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36" office:value-type="float">
            <text:p>24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05" office:value-type="float">
            <text:p>4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45" office:value-type="float">
            <text:p>14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26" office:value-type="float">
            <text:p>20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71" office:value-type="float">
            <text:p>87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28" office:value-type="float">
            <text:p>7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309" office:value-type="float">
            <text:p>34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50" office:value-type="float">
            <text:p>4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65" office:value-type="float">
            <text:p>36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69" office:value-type="float">
            <text:p>162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4" office:value-type="float">
            <text:p>14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91" office:value-type="float">
            <text:p>6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33" office:value-type="float">
            <text:p>93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12" office:value-type="float">
            <text:p>71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74" office:value-type="float">
            <text:p>23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65" office:value-type="float">
            <text:p>104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95" office:value-type="float">
            <text:p>134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4" office:value-type="float">
            <text:p>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6" office:value-type="float">
            <text:p>2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20" office:value-type="float">
            <text:p>43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21" office:value-type="float">
            <text:p>65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08" office:value-type="float">
            <text:p>43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12" office:value-type="float">
            <text:p>9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06" office:value-type="float">
            <text:p>4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05" office:value-type="float">
            <text:p>175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56" office:value-type="float">
            <text:p>2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8" office:value-type="float">
            <text:p>2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27" office:value-type="float">
            <text:p>63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47" office:value-type="float">
            <text:p>9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6" office:value-type="float">
            <text:p>1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008" office:value-type="float">
            <text:p>160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247" office:value-type="float">
            <text:p>782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98" office:value-type="float">
            <text:p>9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54" office:value-type="float">
            <text:p>151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8" office:value-type="float">
            <text:p>4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273" office:value-type="float">
            <text:p>182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05" office:value-type="float">
            <text:p>4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76" office:value-type="float">
            <text:p>48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74" office:value-type="float">
            <text:p>11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28" office:value-type="float">
            <text:p>5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30" office:value-type="float">
            <text:p>67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968" office:value-type="float">
            <text:p>1099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42" office:value-type="float">
            <text:p>5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17" office:value-type="float">
            <text:p>63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9" office:value-type="float">
            <text:p>16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15" office:value-type="float">
            <text:p>90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68" office:value-type="float">
            <text:p>30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41" office:value-type="float">
            <text:p>151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26" office:value-type="float">
            <text:p>13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97" office:value-type="float">
            <text:p>24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39" office:value-type="float">
            <text:p>2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49" office:value-type="float">
            <text:p>130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847" office:value-type="float">
            <text:p>19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487" office:value-type="float">
            <text:p>29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74" office:value-type="float">
            <text:p>3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838" office:value-type="float">
            <text:p>31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288" office:value-type="float">
            <text:p>17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53" office:value-type="float">
            <text:p>26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08" office:value-type="float">
            <text:p>9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43" office:value-type="float">
            <text:p>4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887" office:value-type="float">
            <text:p>35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67" office:value-type="float">
            <text:p>8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6" office:value-type="float">
            <text:p>18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46" office:value-type="float">
            <text:p>7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0" office:value-type="float">
            <text:p>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70" office:value-type="float">
            <text:p>80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56" office:value-type="float">
            <text:p>217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4" office:value-type="float">
            <text:p>4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9" office:value-type="float">
            <text:p>14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36" office:value-type="float">
            <text:p>6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31" office:value-type="float">
            <text:p>187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51" office:value-type="float">
            <text:p>5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02" office:value-type="float">
            <text:p>10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23" office:value-type="float">
            <text:p>120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59" office:value-type="float">
            <text:p>41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60" office:value-type="float">
            <text:p>48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23" office:value-type="float">
            <text:p>9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33" office:value-type="float">
            <text:p>11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82" office:value-type="float">
            <text:p>7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16" office:value-type="float">
            <text:p>142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14" office:value-type="float">
            <text:p>12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63" office:value-type="float">
            <text:p>162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70" office:value-type="float">
            <text:p>25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18" office:value-type="float">
            <text:p>24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87" office:value-type="float">
            <text:p>4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06" office:value-type="float">
            <text:p>2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37" office:value-type="float">
            <text:p>125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35" office:value-type="float">
            <text:p>78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43" office:value-type="float">
            <text:p>45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315" office:value-type="float">
            <text:p>203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83" office:value-type="float">
            <text:p>8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11" office:value-type="float">
            <text:p>33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68" office:value-type="float">
            <text:p>93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04" office:value-type="float">
            <text:p>37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6" office:value-type="float">
            <text:p>1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18" office:value-type="float">
            <text:p>85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27" office:value-type="float">
            <text:p>3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2" office:value-type="float">
            <text:p>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08" office:value-type="float">
            <text:p>65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98" office:value-type="float">
            <text:p>26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69" office:value-type="float">
            <text:p>76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5" office:value-type="float">
            <text:p>13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05" office:value-type="float">
            <text:p>12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51" office:value-type="float">
            <text:p>6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29" office:value-type="float">
            <text:p>11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1" office:value-type="float">
            <text:p>4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09" office:value-type="float">
            <text:p>59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81" office:value-type="float">
            <text:p>17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6" office:value-type="float">
            <text:p>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14" office:value-type="float">
            <text:p>3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96" office:value-type="float">
            <text:p>24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89" office:value-type="float">
            <text:p>81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0" office:value-type="float">
            <text:p>1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89" office:value-type="float">
            <text:p>91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33" office:value-type="float">
            <text:p>6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33" office:value-type="float">
            <text:p>13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05" office:value-type="float">
            <text:p>9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09" office:value-type="float">
            <text:p>16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63" office:value-type="float">
            <text:p>3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37" office:value-type="float">
            <text:p>5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52" office:value-type="float">
            <text:p>17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4" office:value-type="float">
            <text:p>3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60" office:value-type="float">
            <text:p>57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17" office:value-type="float">
            <text:p>26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04" office:value-type="float">
            <text:p>5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80" office:value-type="float">
            <text:p>67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92" office:value-type="float">
            <text:p>43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41" office:value-type="float">
            <text:p>58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68" office:value-type="float">
            <text:p>7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676" office:value-type="float">
            <text:p>64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95" office:value-type="float">
            <text:p>48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91" office:value-type="float">
            <text:p>7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08" office:value-type="float">
            <text:p>6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9" office:value-type="float">
            <text:p>2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00" office:value-type="float">
            <text:p>29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85" office:value-type="float">
            <text:p>41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757" office:value-type="float">
            <text:p>277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72" office:value-type="float">
            <text:p>56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48" office:value-type="float">
            <text:p>13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11" office:value-type="float">
            <text:p>7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2" office:value-type="float">
            <text:p>1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48" office:value-type="float">
            <text:p>32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7" office:value-type="float">
            <text:p>4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81" office:value-type="float">
            <text:p>5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799" office:value-type="float">
            <text:p>487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63" office:value-type="float">
            <text:p>42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01" office:value-type="float">
            <text:p>86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53" office:value-type="float">
            <text:p>53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06" office:value-type="float">
            <text:p>4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27" office:value-type="float">
            <text:p>6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98" office:value-type="float">
            <text:p>149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23" office:value-type="float">
            <text:p>2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0" office:value-type="float">
            <text:p>1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637" office:value-type="float">
            <text:p>206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021" office:value-type="float">
            <text:p>46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entraal persoonsregister (CPR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0" office:value-type="float">
            <text:p>1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66" office:value-type="float">
            <text:p>5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08" office:value-type="float">
            <text:p>11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15" office:value-type="float">
            <text:p>91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78" office:value-type="float">
            <text:p>44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9" office:value-type="float">
            <text:p>18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05" office:value-type="float">
            <text:p>30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04" office:value-type="float">
            <text:p>4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69" office:value-type="float">
            <text:p>136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13" office:value-type="float">
            <text:p>2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25" office:value-type="float">
            <text:p>8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62" office:value-type="float">
            <text:p>7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05" office:value-type="float">
            <text:p>68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440" office:value-type="float">
            <text:p>46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078" office:value-type="float">
            <text:p>320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246" office:value-type="float">
            <text:p>39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77" office:value-type="float">
            <text:p>31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29" office:value-type="float">
            <text:p>2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34" office:value-type="float">
            <text:p>26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3" office:value-type="float">
            <text:p>16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42" office:value-type="float">
            <text:p>3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000" office:value-type="float">
            <text:p>53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84" office:value-type="float">
            <text:p>21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726" office:value-type="float">
            <text:p>36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9152" office:value-type="float">
            <text:p>3591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71" office:value-type="float">
            <text:p>2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70" office:value-type="float">
            <text:p>2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20" office:value-type="float">
            <text:p>37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58" office:value-type="float">
            <text:p>6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917" office:value-type="float">
            <text:p>75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30" office:value-type="float">
            <text:p>6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50" office:value-type="float">
            <text:p>4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48" office:value-type="float">
            <text:p>2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281" office:value-type="float">
            <text:p>682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162" office:value-type="float">
            <text:p>26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11" office:value-type="float">
            <text:p>75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76" office:value-type="float">
            <text:p>70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51" office:value-type="float">
            <text:p>60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59" office:value-type="float">
            <text:p>28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14" office:value-type="float">
            <text:p>130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7" office:value-type="float">
            <text:p>1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7" office:value-type="float">
            <text:p>3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36" office:value-type="float">
            <text:p>101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324" office:value-type="float">
            <text:p>213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0" office:value-type="float">
            <text:p>2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27" office:value-type="float">
            <text:p>50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0" office:value-type="float">
            <text:p>8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49" office:value-type="float">
            <text:p>82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87" office:value-type="float">
            <text:p>45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55" office:value-type="float">
            <text:p>3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5" office:value-type="float">
            <text:p>15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81" office:value-type="float">
            <text:p>3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99" office:value-type="float">
            <text:p>62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38" office:value-type="float">
            <text:p>6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52" office:value-type="float">
            <text:p>2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68" office:value-type="float">
            <text:p>4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57" office:value-type="float">
            <text:p>7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61" office:value-type="float">
            <text:p>2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3" office:value-type="float">
            <text:p>17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92" office:value-type="float">
            <text:p>4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18" office:value-type="float">
            <text:p>63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63" office:value-type="float">
            <text:p>74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960" office:value-type="float">
            <text:p>23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78" office:value-type="float">
            <text:p>4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90" office:value-type="float">
            <text:p>87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83" office:value-type="float">
            <text:p>27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66" office:value-type="float">
            <text:p>38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52" office:value-type="float">
            <text:p>76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35" office:value-type="float">
            <text:p>5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27" office:value-type="float">
            <text:p>43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61" office:value-type="float">
            <text:p>6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06" office:value-type="float">
            <text:p>111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77" office:value-type="float">
            <text:p>111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891" office:value-type="float">
            <text:p>17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41" office:value-type="float">
            <text:p>48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478" office:value-type="float">
            <text:p>174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65" office:value-type="float">
            <text:p>9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61" office:value-type="float">
            <text:p>49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65" office:value-type="float">
            <text:p>54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97" office:value-type="float">
            <text:p>4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07" office:value-type="float">
            <text:p>92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28" office:value-type="float">
            <text:p>8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29" office:value-type="float">
            <text:p>9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79" office:value-type="float">
            <text:p>4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32" office:value-type="float">
            <text:p>3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50" office:value-type="float">
            <text:p>4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17" office:value-type="float">
            <text:p>4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16" office:value-type="float">
            <text:p>64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68" office:value-type="float">
            <text:p>70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06" office:value-type="float">
            <text:p>108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35" office:value-type="float">
            <text:p>10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66" office:value-type="float">
            <text:p>7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55" office:value-type="float">
            <text:p>7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71" office:value-type="float">
            <text:p>12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55" office:value-type="float">
            <text:p>32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503" office:value-type="float">
            <text:p>64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23" office:value-type="float">
            <text:p>5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72" office:value-type="float">
            <text:p>68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30" office:value-type="float">
            <text:p>75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9" office:value-type="float">
            <text:p>1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9" office:value-type="float">
            <text:p>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04" office:value-type="float">
            <text:p>1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3" office:value-type="float">
            <text:p>1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41" office:value-type="float">
            <text:p>103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18" office:value-type="float">
            <text:p>152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71" office:value-type="float">
            <text:p>5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82" office:value-type="float">
            <text:p>69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33" office:value-type="float">
            <text:p>9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55" office:value-type="float">
            <text:p>49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11" office:value-type="float">
            <text:p>170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099" office:value-type="float">
            <text:p>300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359" office:value-type="float">
            <text:p>11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3" office:value-type="float">
            <text:p>1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14" office:value-type="float">
            <text:p>73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9" office:value-type="float">
            <text:p>12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74" office:value-type="float">
            <text:p>59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92" office:value-type="float">
            <text:p>8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89" office:value-type="float">
            <text:p>111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37" office:value-type="float">
            <text:p>27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69" office:value-type="float">
            <text:p>7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57" office:value-type="float">
            <text:p>9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879" office:value-type="float">
            <text:p>42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42" office:value-type="float">
            <text:p>15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15" office:value-type="float">
            <text:p>61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67" office:value-type="float">
            <text:p>145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849" office:value-type="float">
            <text:p>348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02" office:value-type="float">
            <text:p>80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55" office:value-type="float">
            <text:p>10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6" office:value-type="float">
            <text:p>1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04" office:value-type="float">
            <text:p>52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27" office:value-type="float">
            <text:p>1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0" office:value-type="float">
            <text:p>17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05" office:value-type="float">
            <text:p>2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35" office:value-type="float">
            <text:p>4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07" office:value-type="float">
            <text:p>3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00" office:value-type="float">
            <text:p>2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36" office:value-type="float">
            <text:p>5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324" office:value-type="float">
            <text:p>213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2" office:value-type="float">
            <text:p>20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88" office:value-type="float">
            <text:p>105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95" office:value-type="float">
            <text:p>12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04" office:value-type="float">
            <text:p>56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473" office:value-type="float">
            <text:p>564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79" office:value-type="float">
            <text:p>43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52" office:value-type="float">
            <text:p>96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40" office:value-type="float">
            <text:p>12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15" office:value-type="float">
            <text:p>90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61" office:value-type="float">
            <text:p>77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86" office:value-type="float">
            <text:p>26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38" office:value-type="float">
            <text:p>7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0" office:value-type="float">
            <text:p>2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19" office:value-type="float">
            <text:p>30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07" office:value-type="float">
            <text:p>19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30" office:value-type="float">
            <text:p>86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39" office:value-type="float">
            <text:p>32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20" office:value-type="float">
            <text:p>123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292" office:value-type="float">
            <text:p>48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67" office:value-type="float">
            <text:p>5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12" office:value-type="float">
            <text:p>38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65" office:value-type="float">
            <text:p>60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16" office:value-type="float">
            <text:p>5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81" office:value-type="float">
            <text:p>79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50" office:value-type="float">
            <text:p>5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196" office:value-type="float">
            <text:p>961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88" office:value-type="float">
            <text:p>10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20" office:value-type="float">
            <text:p>9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782" office:value-type="float">
            <text:p>467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10" office:value-type="float">
            <text:p>81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707" office:value-type="float">
            <text:p>727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50" office:value-type="float">
            <text:p>172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89" office:value-type="float">
            <text:p>13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23" office:value-type="float">
            <text:p>31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2" office:value-type="float">
            <text:p>9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488" office:value-type="float">
            <text:p>16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51" office:value-type="float">
            <text:p>4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39" office:value-type="float">
            <text:p>30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57" office:value-type="float">
            <text:p>104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79" office:value-type="float">
            <text:p>45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4" office:value-type="float">
            <text:p>21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97" office:value-type="float">
            <text:p>3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2" office:value-type="float">
            <text:p>24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67" office:value-type="float">
            <text:p>11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43" office:value-type="float">
            <text:p>130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95" office:value-type="float">
            <text:p>17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54" office:value-type="float">
            <text:p>88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05" office:value-type="float">
            <text:p>101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94" office:value-type="float">
            <text:p>34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00" office:value-type="float">
            <text:p>39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03" office:value-type="float">
            <text:p>80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61" office:value-type="float">
            <text:p>7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50" office:value-type="float">
            <text:p>2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62" office:value-type="float">
            <text:p>112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61" office:value-type="float">
            <text:p>5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78" office:value-type="float">
            <text:p>16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23" office:value-type="float">
            <text:p>95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45" office:value-type="float">
            <text:p>5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912" office:value-type="float">
            <text:p>149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14" office:value-type="float">
            <text:p>6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682" office:value-type="float">
            <text:p>33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69" office:value-type="float">
            <text:p>4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99" office:value-type="float">
            <text:p>2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58" office:value-type="float">
            <text:p>29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7" office:value-type="float">
            <text:p>13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29" office:value-type="float">
            <text:p>5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58" office:value-type="float">
            <text:p>45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41" office:value-type="float">
            <text:p>4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776" office:value-type="float">
            <text:p>2297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4" office:value-type="float">
            <text:p>10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76" office:value-type="float">
            <text:p>93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07" office:value-type="float">
            <text:p>4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58" office:value-type="float">
            <text:p>94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753" office:value-type="float">
            <text:p>86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17" office:value-type="float">
            <text:p>55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66" office:value-type="float">
            <text:p>3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88" office:value-type="float">
            <text:p>3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97" office:value-type="float">
            <text:p>111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11" office:value-type="float">
            <text:p>26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765" office:value-type="float">
            <text:p>77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3" office:value-type="float">
            <text:p>2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943" office:value-type="float">
            <text:p>48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10" office:value-type="float">
            <text:p>3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30" office:value-type="float">
            <text:p>63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16" office:value-type="float">
            <text:p>72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7" office:value-type="float">
            <text:p>1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10" office:value-type="float">
            <text:p>16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25" office:value-type="float">
            <text:p>182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69" office:value-type="float">
            <text:p>86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71" office:value-type="float">
            <text:p>9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00" office:value-type="float">
            <text:p>66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46" office:value-type="float">
            <text:p>7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9" office:value-type="float">
            <text:p>38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82" office:value-type="float">
            <text:p>34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86" office:value-type="float">
            <text:p>5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67" office:value-type="float">
            <text:p>2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36" office:value-type="float">
            <text:p>5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0" office:value-type="float">
            <text:p>20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27" office:value-type="float">
            <text:p>22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05" office:value-type="float">
            <text:p>16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33" office:value-type="float">
            <text:p>14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07" office:value-type="float">
            <text:p>92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560" office:value-type="float">
            <text:p>195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9" office:value-type="float">
            <text:p>5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66" office:value-type="float">
            <text:p>17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4" office:value-type="float">
            <text:p>16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321" office:value-type="float">
            <text:p>48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64" office:value-type="float">
            <text:p>5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23" office:value-type="float">
            <text:p>4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13" office:value-type="float">
            <text:p>46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24" office:value-type="float">
            <text:p>7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31" office:value-type="float">
            <text:p>10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79" office:value-type="float">
            <text:p>36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72" office:value-type="float">
            <text:p>8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506" office:value-type="float">
            <text:p>30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38" office:value-type="float">
            <text:p>17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96" office:value-type="float">
            <text:p>176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972" office:value-type="float">
            <text:p>349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53" office:value-type="float">
            <text:p>23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89" office:value-type="float">
            <text:p>97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62" office:value-type="float">
            <text:p>40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706" office:value-type="float">
            <text:p>38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9" office:value-type="float">
            <text:p>17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351" office:value-type="float">
            <text:p>47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68" office:value-type="float">
            <text:p>4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46" office:value-type="float">
            <text:p>6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05" office:value-type="float">
            <text:p>2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97" office:value-type="float">
            <text:p>2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41" office:value-type="float">
            <text:p>10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74" office:value-type="float">
            <text:p>48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480" office:value-type="float">
            <text:p>44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74" office:value-type="float">
            <text:p>41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22" office:value-type="float">
            <text:p>40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80" office:value-type="float">
            <text:p>43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93" office:value-type="float">
            <text:p>37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59" office:value-type="float">
            <text:p>19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96" office:value-type="float">
            <text:p>2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98" office:value-type="float">
            <text:p>39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283" office:value-type="float">
            <text:p>23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357" office:value-type="float">
            <text:p>17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568" office:value-type="float">
            <text:p>295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45" office:value-type="float">
            <text:p>1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00" office:value-type="float">
            <text:p>88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63" office:value-type="float">
            <text:p>134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0" office:value-type="float">
            <text:p>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70" office:value-type="float">
            <text:p>77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61" office:value-type="float">
            <text:p>214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87" office:value-type="float">
            <text:p>9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70" office:value-type="float">
            <text:p>2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82" office:value-type="float">
            <text:p>27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49" office:value-type="float">
            <text:p>25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74" office:value-type="float">
            <text:p>65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54" office:value-type="float">
            <text:p>10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74" office:value-type="float">
            <text:p>15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9" office:value-type="float">
            <text:p>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714" office:value-type="float">
            <text:p>16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95" office:value-type="float">
            <text:p>51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289" office:value-type="float">
            <text:p>202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" office:value-type="float">
            <text:p>1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068" office:value-type="float">
            <text:p>270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31" office:value-type="float">
            <text:p>3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2" office:value-type="float">
            <text:p>1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33" office:value-type="float">
            <text:p>4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97" office:value-type="float">
            <text:p>3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05" office:value-type="float">
            <text:p>6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21" office:value-type="float">
            <text:p>4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01" office:value-type="float">
            <text:p>1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5" office:value-type="float">
            <text:p>2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83" office:value-type="float">
            <text:p>13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85" office:value-type="float">
            <text:p>203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74" office:value-type="float">
            <text:p>4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3" office:value-type="float">
            <text:p>10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93" office:value-type="float">
            <text:p>10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80" office:value-type="float">
            <text:p>60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93" office:value-type="float">
            <text:p>86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41" office:value-type="float">
            <text:p>19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89" office:value-type="float">
            <text:p>97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90" office:value-type="float">
            <text:p>3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377" office:value-type="float">
            <text:p>443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78" office:value-type="float">
            <text:p>4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893" office:value-type="float">
            <text:p>578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81" office:value-type="float">
            <text:p>11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38" office:value-type="float">
            <text:p>16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6" office:value-type="float">
            <text:p>2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310" office:value-type="float">
            <text:p>29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26" office:value-type="float">
            <text:p>5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79" office:value-type="float">
            <text:p>13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82" office:value-type="float">
            <text:p>88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5" office:value-type="float">
            <text:p>2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99" office:value-type="float">
            <text:p>33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00" office:value-type="float">
            <text:p>5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09" office:value-type="float">
            <text:p>29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39" office:value-type="float">
            <text:p>45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80" office:value-type="float">
            <text:p>27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46" office:value-type="float">
            <text:p>51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58" office:value-type="float">
            <text:p>1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28" office:value-type="float">
            <text:p>10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35" office:value-type="float">
            <text:p>3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23" office:value-type="float">
            <text:p>4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57" office:value-type="float">
            <text:p>94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94" office:value-type="float">
            <text:p>4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57" office:value-type="float">
            <text:p>11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40" office:value-type="float">
            <text:p>4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37" office:value-type="float">
            <text:p>6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54" office:value-type="float">
            <text:p>5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76" office:value-type="float">
            <text:p>112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2" office:value-type="float">
            <text:p>13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05" office:value-type="float">
            <text:p>4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28" office:value-type="float">
            <text:p>2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95" office:value-type="float">
            <text:p>19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26" office:value-type="float">
            <text:p>4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47" office:value-type="float">
            <text:p>40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91" office:value-type="float">
            <text:p>5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64" office:value-type="float">
            <text:p>4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67" office:value-type="float">
            <text:p>3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759" office:value-type="float">
            <text:p>167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165" office:value-type="float">
            <text:p>61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02" office:value-type="float">
            <text:p>61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09" office:value-type="float">
            <text:p>6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86" office:value-type="float">
            <text:p>1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28" office:value-type="float">
            <text:p>3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3" office:value-type="float">
            <text:p>10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46" office:value-type="float">
            <text:p>43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70" office:value-type="float">
            <text:p>28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28" office:value-type="float">
            <text:p>35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42" office:value-type="float">
            <text:p>3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19" office:value-type="float">
            <text:p>104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9" office:value-type="float">
            <text:p>1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36" office:value-type="float">
            <text:p>2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48" office:value-type="float">
            <text:p>37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56" office:value-type="float">
            <text:p>65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525" office:value-type="float">
            <text:p>125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99" office:value-type="float">
            <text:p>20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51" office:value-type="float">
            <text:p>8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3" office:value-type="float">
            <text:p>12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88" office:value-type="float">
            <text:p>49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32" office:value-type="float">
            <text:p>51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76" office:value-type="float">
            <text:p>2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33" office:value-type="float">
            <text:p>2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1" office:value-type="float">
            <text:p>17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99" office:value-type="float">
            <text:p>50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21" office:value-type="float">
            <text:p>9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67" office:value-type="float">
            <text:p>6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5" office:value-type="float">
            <text:p>15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54" office:value-type="float">
            <text:p>3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43" office:value-type="float">
            <text:p>35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52" office:value-type="float">
            <text:p>3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24" office:value-type="float">
            <text:p>13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77" office:value-type="float">
            <text:p>84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66" office:value-type="float">
            <text:p>25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80" office:value-type="float">
            <text:p>7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46" office:value-type="float">
            <text:p>74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99" office:value-type="float">
            <text:p>5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4" office:value-type="float">
            <text:p>1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00" office:value-type="float">
            <text:p>52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49" office:value-type="float">
            <text:p>4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773" office:value-type="float">
            <text:p>297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53" office:value-type="float">
            <text:p>9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66" office:value-type="float">
            <text:p>57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48" office:value-type="float">
            <text:p>5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51" office:value-type="float">
            <text:p>4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18" office:value-type="float">
            <text:p>4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54" office:value-type="float">
            <text:p>18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0" office:value-type="float">
            <text:p>10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34" office:value-type="float">
            <text:p>5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7" office:value-type="float">
            <text:p>1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91" office:value-type="float">
            <text:p>12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067" office:value-type="float">
            <text:p>76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75" office:value-type="float">
            <text:p>34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42" office:value-type="float">
            <text:p>4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949" office:value-type="float">
            <text:p>18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01" office:value-type="float">
            <text:p>12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01" office:value-type="float">
            <text:p>73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89" office:value-type="float">
            <text:p>3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6" office:value-type="float">
            <text:p>3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58" office:value-type="float">
            <text:p>103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19" office:value-type="float">
            <text:p>2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09" office:value-type="float">
            <text:p>126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87" office:value-type="float">
            <text:p>8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20" office:value-type="float">
            <text:p>29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41" office:value-type="float">
            <text:p>6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2" office:value-type="float">
            <text:p>10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03" office:value-type="float">
            <text:p>98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3" office:value-type="float">
            <text:p>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97" office:value-type="float">
            <text:p>55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47" office:value-type="float">
            <text:p>93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95" office:value-type="float">
            <text:p>10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33" office:value-type="float">
            <text:p>150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96" office:value-type="float">
            <text:p>44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88" office:value-type="float">
            <text:p>89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99" office:value-type="float">
            <text:p>40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89" office:value-type="float">
            <text:p>24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66" office:value-type="float">
            <text:p>90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64" office:value-type="float">
            <text:p>59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89" office:value-type="float">
            <text:p>2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402" office:value-type="float">
            <text:p>244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56" office:value-type="float">
            <text:p>47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50" office:value-type="float">
            <text:p>12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25" office:value-type="float">
            <text:p>3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31" office:value-type="float">
            <text:p>2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89" office:value-type="float">
            <text:p>3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44" office:value-type="float">
            <text:p>5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01" office:value-type="float">
            <text:p>134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077" office:value-type="float">
            <text:p>26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92" office:value-type="float">
            <text:p>2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02" office:value-type="float">
            <text:p>39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61" office:value-type="float">
            <text:p>104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44" office:value-type="float">
            <text:p>6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75" office:value-type="float">
            <text:p>61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44" office:value-type="float">
            <text:p>4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91" office:value-type="float">
            <text:p>47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46" office:value-type="float">
            <text:p>139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54" office:value-type="float">
            <text:p>24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68" office:value-type="float">
            <text:p>6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78" office:value-type="float">
            <text:p>8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0" office:value-type="float">
            <text:p>2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43" office:value-type="float">
            <text:p>50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072" office:value-type="float">
            <text:p>310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7" office:value-type="float">
            <text:p>1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34" office:value-type="float">
            <text:p>106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02" office:value-type="float">
            <text:p>136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59" office:value-type="float">
            <text:p>67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85" office:value-type="float">
            <text:p>39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72" office:value-type="float">
            <text:p>62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31" office:value-type="float">
            <text:p>98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67" office:value-type="float">
            <text:p>17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08" office:value-type="float">
            <text:p>18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44" office:value-type="float">
            <text:p>3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704" office:value-type="float">
            <text:p>237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59" office:value-type="float">
            <text:p>8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131" office:value-type="float">
            <text:p>23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9" office:value-type="float">
            <text:p>11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2" office:value-type="float">
            <text:p>6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87" office:value-type="float">
            <text:p>6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15" office:value-type="float">
            <text:p>51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53" office:value-type="float">
            <text:p>2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74" office:value-type="float">
            <text:p>122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312" office:value-type="float">
            <text:p>25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98" office:value-type="float">
            <text:p>93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025" office:value-type="float">
            <text:p>200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5" office:value-type="float">
            <text:p>21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78" office:value-type="float">
            <text:p>2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677" office:value-type="float">
            <text:p>15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47" office:value-type="float">
            <text:p>30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96" office:value-type="float">
            <text:p>140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4" office:value-type="float">
            <text:p>15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9109" office:value-type="float">
            <text:p>2991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21" office:value-type="float">
            <text:p>7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5" office:value-type="float">
            <text:p>6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69" office:value-type="float">
            <text:p>10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97" office:value-type="float">
            <text:p>33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2" office:value-type="float">
            <text:p>1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77" office:value-type="float">
            <text:p>3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41" office:value-type="float">
            <text:p>44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12" office:value-type="float">
            <text:p>7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84" office:value-type="float">
            <text:p>8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09" office:value-type="float">
            <text:p>39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88" office:value-type="float">
            <text:p>6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1" office:value-type="float">
            <text:p>20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81" office:value-type="float">
            <text:p>4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952" office:value-type="float">
            <text:p>35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1" office:value-type="float">
            <text:p>4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77" office:value-type="float">
            <text:p>107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58" office:value-type="float">
            <text:p>6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60" office:value-type="float">
            <text:p>3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5" office:value-type="float">
            <text:p>37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05" office:value-type="float">
            <text:p>5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56" office:value-type="float">
            <text:p>3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07" office:value-type="float">
            <text:p>33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17" office:value-type="float">
            <text:p>5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6" office:value-type="float">
            <text:p>18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1" office:value-type="float">
            <text:p>11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98" office:value-type="float">
            <text:p>62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33" office:value-type="float">
            <text:p>81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227" office:value-type="float">
            <text:p>232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22" office:value-type="float">
            <text:p>120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46" office:value-type="float">
            <text:p>4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74" office:value-type="float">
            <text:p>118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29" office:value-type="float">
            <text:p>6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88" office:value-type="float">
            <text:p>1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436" office:value-type="float">
            <text:p>254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17" office:value-type="float">
            <text:p>45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37" office:value-type="float">
            <text:p>150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94" office:value-type="float">
            <text:p>21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29" office:value-type="float">
            <text:p>84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90" office:value-type="float">
            <text:p>70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795" office:value-type="float">
            <text:p>34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59" office:value-type="float">
            <text:p>48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24" office:value-type="float">
            <text:p>3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67" office:value-type="float">
            <text:p>16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5" office:value-type="float">
            <text:p>13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46" office:value-type="float">
            <text:p>6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79" office:value-type="float">
            <text:p>9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25" office:value-type="float">
            <text:p>69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6" office:value-type="float">
            <text:p>22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95" office:value-type="float">
            <text:p>104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92" office:value-type="float">
            <text:p>13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6" office:value-type="float">
            <text:p>7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30" office:value-type="float">
            <text:p>2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52" office:value-type="float">
            <text:p>4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68" office:value-type="float">
            <text:p>65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16" office:value-type="float">
            <text:p>42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89" office:value-type="float">
            <text:p>97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83" office:value-type="float">
            <text:p>4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60" office:value-type="float">
            <text:p>175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96" office:value-type="float">
            <text:p>21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14" office:value-type="float">
            <text:p>2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99" office:value-type="float">
            <text:p>63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45" office:value-type="float">
            <text:p>9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1" office:value-type="float">
            <text:p>1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87" office:value-type="float">
            <text:p>16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599" office:value-type="float">
            <text:p>805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26" office:value-type="float">
            <text:p>9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137" office:value-type="float">
            <text:p>15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41" office:value-type="float">
            <text:p>47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40" office:value-type="float">
            <text:p>177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70" office:value-type="float">
            <text:p>43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76" office:value-type="float">
            <text:p>47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34" office:value-type="float">
            <text:p>114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84" office:value-type="float">
            <text:p>5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16" office:value-type="float">
            <text:p>6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263" office:value-type="float">
            <text:p>1212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39" office:value-type="float">
            <text:p>53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12" office:value-type="float">
            <text:p>62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96" office:value-type="float">
            <text:p>15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01" office:value-type="float">
            <text:p>91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56" office:value-type="float">
            <text:p>3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79" office:value-type="float">
            <text:p>15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366" office:value-type="float">
            <text:p>14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190" office:value-type="float">
            <text:p>25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71" office:value-type="float">
            <text:p>24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81" office:value-type="float">
            <text:p>13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246" office:value-type="float">
            <text:p>19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648" office:value-type="float">
            <text:p>30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36" office:value-type="float">
            <text:p>3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554" office:value-type="float">
            <text:p>32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26" office:value-type="float">
            <text:p>17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94" office:value-type="float">
            <text:p>23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66" office:value-type="float">
            <text:p>95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90" office:value-type="float">
            <text:p>38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832" office:value-type="float">
            <text:p>378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20" office:value-type="float">
            <text:p>80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4" office:value-type="float">
            <text:p>17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38" office:value-type="float">
            <text:p>7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4" office:value-type="float">
            <text:p>5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29" office:value-type="float">
            <text:p>78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044" office:value-type="float">
            <text:p>22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21" office:value-type="float">
            <text:p>4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9" office:value-type="float">
            <text:p>1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68" office:value-type="float">
            <text:p>6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082" office:value-type="float">
            <text:p>210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88" office:value-type="float">
            <text:p>51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05" office:value-type="float">
            <text:p>114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08" office:value-type="float">
            <text:p>11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56" office:value-type="float">
            <text:p>4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86" office:value-type="float">
            <text:p>4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30" office:value-type="float">
            <text:p>93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08" office:value-type="float">
            <text:p>123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65" office:value-type="float">
            <text:p>7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05" office:value-type="float">
            <text:p>146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581" office:value-type="float">
            <text:p>12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555" office:value-type="float">
            <text:p>165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74" office:value-type="float">
            <text:p>2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00" office:value-type="float">
            <text:p>2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53" office:value-type="float">
            <text:p>45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5" office:value-type="float">
            <text:p>23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81" office:value-type="float">
            <text:p>13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39" office:value-type="float">
            <text:p>78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24" office:value-type="float">
            <text:p>4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129" office:value-type="float">
            <text:p>201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70" office:value-type="float">
            <text:p>9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5" office:value-type="float">
            <text:p>3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53" office:value-type="float">
            <text:p>9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43" office:value-type="float">
            <text:p>3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0" office:value-type="float">
            <text:p>10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66" office:value-type="float">
            <text:p>8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94" office:value-type="float">
            <text:p>3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6" office:value-type="float">
            <text:p>8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68" office:value-type="float">
            <text:p>6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42" office:value-type="float">
            <text:p>2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49" office:value-type="float">
            <text:p>76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0" office:value-type="float">
            <text:p>13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48" office:value-type="float">
            <text:p>121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88" office:value-type="float">
            <text:p>6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82" office:value-type="float">
            <text:p>110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56" office:value-type="float">
            <text:p>4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11" office:value-type="float">
            <text:p>57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332" office:value-type="float">
            <text:p>17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5" office:value-type="float">
            <text:p>6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65" office:value-type="float">
            <text:p>3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01" office:value-type="float">
            <text:p>24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30" office:value-type="float">
            <text:p>8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20" office:value-type="float">
            <text:p>1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73" office:value-type="float">
            <text:p>99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47" office:value-type="float">
            <text:p>65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21" office:value-type="float">
            <text:p>14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02" office:value-type="float">
            <text:p>99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6" office:value-type="float">
            <text:p>1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06" office:value-type="float">
            <text:p>38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68" office:value-type="float">
            <text:p>49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51" office:value-type="float">
            <text:p>17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29" office:value-type="float">
            <text:p>35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10" office:value-type="float">
            <text:p>57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62" office:value-type="float">
            <text:p>25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31" office:value-type="float">
            <text:p>5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01" office:value-type="float">
            <text:p>6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47" office:value-type="float">
            <text:p>4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10" office:value-type="float">
            <text:p>5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39" office:value-type="float">
            <text:p>71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025" office:value-type="float">
            <text:p>660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72" office:value-type="float">
            <text:p>48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58" office:value-type="float">
            <text:p>8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55" office:value-type="float">
            <text:p>66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09" office:value-type="float">
            <text:p>28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06" office:value-type="float">
            <text:p>28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57" office:value-type="float">
            <text:p>3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600" office:value-type="float">
            <text:p>316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82" office:value-type="float">
            <text:p>54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72" office:value-type="float">
            <text:p>135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48" office:value-type="float">
            <text:p>79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2" office:value-type="float">
            <text:p>13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66" office:value-type="float">
            <text:p>3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06" office:value-type="float">
            <text:p>5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20" office:value-type="float">
            <text:p>54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309" office:value-type="float">
            <text:p>50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95" office:value-type="float">
            <text:p>41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64" office:value-type="float">
            <text:p>86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92" office:value-type="float">
            <text:p>5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22" office:value-type="float">
            <text:p>4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77" office:value-type="float">
            <text:p>6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66" office:value-type="float">
            <text:p>160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08" office:value-type="float">
            <text:p>2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4" office:value-type="float">
            <text:p>14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09" office:value-type="float">
            <text:p>21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551" office:value-type="float">
            <text:p>49551</text:p>
          </table:table-cell>
          <table:table-cell table:number-columns-repeated="1021"/>
        </table:table-row>
        <table:table-row table:style-name="ro2">
          <table:table-cell ns42:value-type="string" table:style-name="ce5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0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Z</meta:creation-date>
    <dc:date>2017-12-08T13:36:28.806511000</dc:date>
    <meta:editing-cycles>3</meta:editing-cycles>
    <meta:editing-duration>PT7M42S</meta:editing-duration>
    <meta:document-statistic meta:object-count="0" meta:cell-count="6010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  <meta:generator>ODFPY/1.3.5</meta:generator>
  </office:meta>
</office:document-meta>
</file>